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907" officeooo:paragraph-rsid="0007f907"/>
    </style:style>
    <style:style style:name="T1" style:family="text">
      <style:text-properties officeooo:rsid="0007f907"/>
    </style:style>
    <style:style style:name="T2" style:family="text">
      <style:text-properties officeooo:rsid="0009691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plots in OpenBUGS, there are 3 colors: red, green, and blue, indicating 3 different initial values. The plots show whether the 3 different simulations converge or not, depending on whether their values are close to each other at the end of the iterations</text:p>
      <text:section text:style-name="Sect1" text:name="Section1">
        <text:p text:style-name="Standard"/>
        <text:p text:style-name="Standard"><text:bookmark text:name="yiv4838385043yui_3_16_0_1_1428609347870_38482"/>By defaul<text:span text:style-name="T1">t</text:span>, the number of burn-in iterations that get discarded is half the total <text:span text:style-name="T1">number</text:span> of iterations in OpenBUGS. You can set the <text:span text:style-name="T1">number </text:span>of burn-ins</text:p>
      </text:section>
      <text:section text:style-name="Sect1" text:name="Section3">
        <text:p text:style-name="Standard"/>
      </text:section>
      <text:p text:style-name="P1"/>
      <text:p text:style-name="P1">Looking at the trace plots in OpenBUGS, we can see that many of the plots of each variable do not converge after 1000 iterations</text:p>
      <text:p text:style-name="P1"/>
      <text:p text:style-name="P1">For M2.R with model.txt, I tried to use R to print out all of the trace plots in one jpeg file, but the plots for each variable were too small. I had to only plot 3 variables at a time to get plots that were readable</text:p>
      <text:p text:style-name="P1"/>
      <text:p text:style-name="P1">For example, I chose the variable b.0, b.female, and b.black. To generate the trace plots in R, I had to use the coda extension and then used “xyplot”. As seen in “xy_M2_b0_bfemale_bblack”, only b.female converges while b.0 clearly does not.</text:p>
      <text:p text:style-name="P1"/>
      <text:p text:style-name="P1">To check if the density plots are well-defined, I used the densityplot command to produce “densityplotM2_b0_bfemale_bblack”. Deviance, b.female, and b.black come somewhat close to resembling the normal distributions that we expect. However, b.0 clearly does not resemble normal distributions</text:p>
      <text:p text:style-name="P1"/>
      <text:p text:style-name="P1">To check if the auto-correlation of the times series converge to zero, I used the acfplot and the output is “auto_M2_b0_bfemale_bblack.jpg”. Deviance appears to converge to 0 while b.black comes close to converging to 0, while the others clearly do not converge to 0.</text:p>
      <text:p text:style-name="P1"/>
      <text:p text:style-name="P1">When I use M4.R and model2.txt instead, <text:span text:style-name="T2">less</text:span> of the plots show convergence. Thus, M<text:span text:style-name="T2">2</text:span>.R and model<text:span text:style-name="T2">1</text:span>.txt provide the better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1:16:03.119000000</meta:creation-date>
    <dc:date>2015-04-12T21:35:09.982000000</dc:date>
    <meta:editing-duration>PT19M10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8" meta:word-count="285" meta:character-count="1681" meta:non-whitespace-character-count="1404"/>
  </office:meta>
</office:document-meta>
</file>